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Fault.createFault( Fault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MRFault.NMRFaul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Fault.NMRFault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Fault.NMRFault( Message message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